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36cm"/>
    </style:style>
    <style:style style:name="co2" style:family="table-column">
      <style:table-column-properties fo:break-before="auto" style:column-width="3.279cm"/>
    </style:style>
    <style:style style:name="co3" style:family="table-column">
      <style:table-column-properties fo:break-before="auto" style:column-width="5.44cm"/>
    </style:style>
    <style:style style:name="co4" style:family="table-column">
      <style:table-column-properties fo:break-before="auto" style:column-width="4.646cm"/>
    </style:style>
    <style:style style:name="co5" style:family="table-column">
      <style:table-column-properties fo:break-before="auto" style:column-width="0.545cm"/>
    </style:style>
    <style:style style:name="co6" style:family="table-column">
      <style:table-column-properties fo:break-before="auto" style:column-width="2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fo:background-color="#33cc66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47b8b8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>
      <style:table-cell-properties fo:background-color="#ffff66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fo:background-color="#ff3333"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e6e6e6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3"/>
        <table:table-row table:style-name="ro1"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component info</text:p>
          </table:table-cell>
          <table:table-cell office:value-type="string">
            <text:p>manufacturer ref</text:p>
          </table:table-cell>
          <table:table-cell office:value-type="string">
            <text:p>price</text:p>
          </table:table-cell>
          <table:table-cell office:value-type="string">
            <text:p>footprint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24pF</text:p>
          </table:table-cell>
          <table:table-cell office:value-type="string">
            <text:p>Ceramic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string">
            <text:p>24pF</text:p>
          </table:table-cell>
          <table:table-cell office:value-type="string">
            <text:p>Ceramic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string">
            <text:p>10nF</text:p>
          </table:table-cell>
          <table:table-cell office:value-type="string">
            <text:p>Ceramic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string">
            <text:p>4.7uF</text:p>
          </table:table-cell>
          <table:table-cell table:style-name="ce2" office:value-type="string">
            <text:p>Ceramic, LSR, 0805</text:p>
          </table:table-cell>
          <table:table-cell office:value-type="string">
            <text:p>VJ0805V475ZXQTW1BC</text:p>
          </table:table-cell>
          <table:table-cell table:style-name="ce2"/>
          <table:table-cell table:style-name="ce4" office:value-type="string">
            <text:p>0805</text:p>
          </table:table-cell>
        </table:table-row>
        <table:table-row table:style-name="ro1">
          <table:table-cell office:value-type="string">
            <text:p>C6</text:p>
          </table:table-cell>
          <table:table-cell office:value-type="string">
            <text:p>1uF</text:p>
          </table:table-cell>
          <table:table-cell office:value-type="string">
            <text:p>Tantalum, 1206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1206</text:p>
          </table:table-cell>
        </table:table-row>
        <table:table-row table:style-name="ro1">
          <table:table-cell office:value-type="string">
            <text:p>C7</text:p>
          </table:table-cell>
          <table:table-cell office:value-type="string">
            <text:p>1uF</text:p>
          </table:table-cell>
          <table:table-cell office:value-type="string">
            <text:p>Tantalum, 1206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1206</text:p>
          </table:table-cell>
        </table:table-row>
        <table:table-row table:style-name="ro1">
          <table:table-cell office:value-type="string">
            <text:p>C8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C9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4.7uF X7R 0805</text:p>
          </table:table-cell>
          <table:table-cell office:value-type="string">
            <text:p>X7R cap, 0805</text:p>
          </table:table-cell>
          <table:table-cell office:value-type="string">
            <text:p>C2012X7R1A475M125AC</text:p>
          </table:table-cell>
          <table:table-cell/>
          <table:table-cell table:style-name="ce4" office:value-type="string">
            <text:p>0805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string">
            <text:p>220nF</text:p>
          </table:table-cell>
          <table:table-cell table:style-name="ce2" office:value-type="string">
            <text:p>Ceramic, LSR, 0603</text:p>
          </table:table-cell>
          <table:table-cell office:value-type="string">
            <text:p>CC0603KRX7R7BB224</text:p>
          </table:table-cell>
          <table:table-cell table:style-name="ce2"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C12</text:p>
          </table:table-cell>
          <table:table-cell office:value-type="string">
            <text:p>1uF X7R 0805</text:p>
          </table:table-cell>
          <table:table-cell office:value-type="string">
            <text:p>X7R cap, 0805</text:p>
          </table:table-cell>
          <table:table-cell office:value-type="string">
            <text:p>VJ0805Y105KXQTW1BC</text:p>
          </table:table-cell>
          <table:table-cell/>
          <table:table-cell table:style-name="ce4" office:value-type="string">
            <text:p>0805</text:p>
          </table:table-cell>
        </table:table-row>
        <table:table-row table:style-name="ro1">
          <table:table-cell office:value-type="string">
            <text:p>C13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C14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C15</text:p>
          </table:table-cell>
          <table:table-cell office:value-type="string">
            <text:p>2.2uF</text:p>
          </table:table-cell>
          <table:table-cell office:value-type="string">
            <text:p>Tantalum ESR &lt; 2, 1411 </text:p>
          </table:table-cell>
          <table:table-cell office:value-type="string">
            <text:p>T491B225K016AT</text:p>
          </table:table-cell>
          <table:table-cell table:style-name="Default"/>
          <table:table-cell table:style-name="ce5" office:value-type="string">
            <text:p>1411</text:p>
          </table:table-cell>
        </table:table-row>
        <table:table-row table:style-name="ro1">
          <table:table-cell office:value-type="string">
            <text:p>C16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C17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C18</text:p>
          </table:table-cell>
          <table:table-cell office:value-type="string">
            <text:p>2.2uF</text:p>
          </table:table-cell>
          <table:table-cell office:value-type="string">
            <text:p>Tantalum ESR &lt; 2, 1411 </text:p>
          </table:table-cell>
          <table:table-cell office:value-type="string">
            <text:p>T491B225K016AT</text:p>
          </table:table-cell>
          <table:table-cell table:style-name="Default"/>
          <table:table-cell table:style-name="ce5" office:value-type="string">
            <text:p>1411</text:p>
          </table:table-cell>
        </table:table-row>
        <table:table-row table:style-name="ro1">
          <table:table-cell office:value-type="string">
            <text:p>C19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C20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C21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C22</text:p>
          </table:table-cell>
          <table:table-cell office:value-type="string">
            <text:p>22uF</text:p>
          </table:table-cell>
          <table:table-cell office:value-type="string">
            <text:p>Electrolytic, 5x5.3x5.3</text:p>
          </table:table-cell>
          <table:table-cell office:value-type="string">
            <text:p>AVE226M10C12T-F</text:p>
          </table:table-cell>
          <table:table-cell/>
          <table:table-cell table:style-name="ce4" office:value-type="string">
            <text:p>Custom (done)</text:p>
          </table:table-cell>
        </table:table-row>
        <table:table-row table:style-name="ro1">
          <table:table-cell office:value-type="string">
            <text:p>C23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C24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C25</text:p>
          </table:table-cell>
          <table:table-cell office:value-type="string">
            <text:p>1uF</text:p>
          </table:table-cell>
          <table:table-cell office:value-type="string">
            <text:p>Ceramic, 0603</text:p>
          </table:table-cell>
          <table:table-cell office:value-type="string">
            <text:p>VJ0603V105MXQPW1BC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C26</text:p>
          </table:table-cell>
          <table:table-cell office:value-type="string">
            <text:p>1uF</text:p>
          </table:table-cell>
          <table:table-cell office:value-type="string">
            <text:p>Ceramic, 0603</text:p>
          </table:table-cell>
          <table:table-cell office:value-type="string">
            <text:p>VJ0603V105MXQPW1BC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CR1</text:p>
          </table:table-cell>
          <table:table-cell office:value-type="string">
            <text:p>CG0603MLC-05LE</text:p>
          </table:table-cell>
          <table:table-cell office:value-type="string">
            <text:p>ESD Suppressor</text:p>
          </table:table-cell>
          <table:table-cell office:value-type="string">
            <text:p>652-CG0603MLC-05LE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CR2</text:p>
          </table:table-cell>
          <table:table-cell office:value-type="string">
            <text:p>CG0603MLC-05LE</text:p>
          </table:table-cell>
          <table:table-cell office:value-type="string">
            <text:p>ESD Suppressor</text:p>
          </table:table-cell>
          <table:table-cell office:value-type="string">
            <text:p>652-CG0603MLC-05LE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string">
            <text:p>GREEN</text:p>
          </table:table-cell>
          <table:table-cell office:value-type="string">
            <text:p>Green LED, 0603</text:p>
          </table:table-cell>
          <table:table-cell office:value-type="string">
            <text:p>-</text:p>
          </table:table-cell>
          <table:table-cell/>
          <table:table-cell table:style-name="ce6" office:value-type="string">
            <text:p>Mod footprint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string">
            <text:p>ORANGE</text:p>
          </table:table-cell>
          <table:table-cell office:value-type="string">
            <text:p>Orange LED, 0603</text:p>
          </table:table-cell>
          <table:table-cell office:value-type="string">
            <text:p>-</text:p>
          </table:table-cell>
          <table:table-cell/>
          <table:table-cell table:style-name="ce6" office:value-type="string">
            <text:p>Mod footprint</text:p>
          </table:table-cell>
        </table:table-row>
        <table:table-row table:style-name="ro1">
          <table:table-cell office:value-type="string">
            <text:p>D3</text:p>
          </table:table-cell>
          <table:table-cell office:value-type="string">
            <text:p>RED</text:p>
          </table:table-cell>
          <table:table-cell office:value-type="string">
            <text:p>Red LED, 0603</text:p>
          </table:table-cell>
          <table:table-cell office:value-type="string">
            <text:p>-</text:p>
          </table:table-cell>
          <table:table-cell/>
          <table:table-cell table:style-name="ce6" office:value-type="string">
            <text:p>Mod footprint</text:p>
          </table:table-cell>
        </table:table-row>
        <table:table-row table:style-name="ro1">
          <table:table-cell office:value-type="string">
            <text:p>D4</text:p>
          </table:table-cell>
          <table:table-cell office:value-type="string">
            <text:p>BLUE</text:p>
          </table:table-cell>
          <table:table-cell office:value-type="string">
            <text:p>Blue LED, 0603</text:p>
          </table:table-cell>
          <table:table-cell office:value-type="string">
            <text:p>-</text:p>
          </table:table-cell>
          <table:table-cell/>
          <table:table-cell table:style-name="ce6" office:value-type="string">
            <text:p>Mod footprint</text:p>
          </table:table-cell>
        </table:table-row>
        <table:table-row table:style-name="ro1">
          <table:table-cell office:value-type="string">
            <text:p>D5</text:p>
          </table:table-cell>
          <table:table-cell office:value-type="string">
            <text:p>D_SCHOTTKY</text:p>
          </table:table-cell>
          <table:table-cell office:value-type="string">
            <text:p>1A, 0.52V, DO-214AC (SMA)</text:p>
          </table:table-cell>
          <table:table-cell office:value-type="string">
            <text:p>B120-E3/5AT</text:p>
          </table:table-cell>
          <table:table-cell/>
          <table:table-cell table:style-name="ce7" office:value-type="string">
            <text:p>No Footprint</text:p>
          </table:table-cell>
        </table:table-row>
        <table:table-row table:style-name="ro1">
          <table:table-cell office:value-type="string">
            <text:p>D6</text:p>
          </table:table-cell>
          <table:table-cell office:value-type="string">
            <text:p>D_SCHOTTKY</text:p>
          </table:table-cell>
          <table:table-cell office:value-type="string">
            <text:p>1A, 0.52V, DO-214AC (SMA)</text:p>
          </table:table-cell>
          <table:table-cell office:value-type="string">
            <text:p>B120-E3/5AT</text:p>
          </table:table-cell>
          <table:table-cell/>
          <table:table-cell table:style-name="ce7" office:value-type="string">
            <text:p>No Footprint</text:p>
          </table:table-cell>
        </table:table-row>
        <table:table-row table:style-name="ro1">
          <table:table-cell office:value-type="string">
            <text:p>F1</text:p>
          </table:table-cell>
          <table:table-cell office:value-type="string">
            <text:p>MF-MSMF050-2</text:p>
          </table:table-cell>
          <table:table-cell office:value-type="string">
            <text:p>Resettable fuse </text:p>
          </table:table-cell>
          <table:table-cell office:value-type="string">
            <text:p>MF-MSMF050-2</text:p>
          </table:table-cell>
          <table:table-cell/>
          <table:table-cell table:style-name="ce4" office:value-type="string">
            <text:p>Custom (done)</text:p>
          </table:table-cell>
        </table:table-row>
        <table:table-row table:style-name="ro1">
          <table:table-cell office:value-type="string">
            <text:p>JP1</text:p>
          </table:table-cell>
          <table:table-cell office:value-type="string">
            <text:p>JP_5</text:p>
          </table:table-cell>
          <table:table-cell office:value-type="string">
            <text:p>SWD debug connector</text:p>
          </table:table-cell>
          <table:table-cell office:value-type="string">
            <text:p>B5B-ZR-SM4A-TF</text:p>
          </table:table-cell>
          <table:table-cell/>
          <table:table-cell table:style-name="ce7" office:value-type="string">
            <text:p>No Footprint</text:p>
          </table:table-cell>
        </table:table-row>
        <table:table-row table:style-name="ro1">
          <table:table-cell office:value-type="string">
            <text:p>JP2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/>
          <table:table-cell table:style-name="ce4" office:value-type="string">
            <text:p>0402</text:p>
          </table:table-cell>
        </table:table-row>
        <table:table-row table:style-name="ro1">
          <table:table-cell office:value-type="string">
            <text:p>JP3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/>
          <table:table-cell table:style-name="ce4" office:value-type="string">
            <text:p>0402</text:p>
          </table:table-cell>
        </table:table-row>
        <table:table-row table:style-name="ro1">
          <table:table-cell office:value-type="string">
            <text:p>JP4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/>
          <table:table-cell table:style-name="ce4" office:value-type="string">
            <text:p>0402</text:p>
          </table:table-cell>
        </table:table-row>
        <table:table-row table:style-name="ro1">
          <table:table-cell office:value-type="string">
            <text:p>JP5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/>
          <table:table-cell table:style-name="ce4" office:value-type="string">
            <text:p>0402</text:p>
          </table:table-cell>
        </table:table-row>
        <table:table-row table:style-name="ro1">
          <table:table-cell office:value-type="string">
            <text:p>K1</text:p>
          </table:table-cell>
          <table:table-cell office:value-type="string">
            <text:p>CONN_3</text:p>
          </table:table-cell>
          <table:table-cell office:value-type="string">
            <text:p>ADC connector</text:p>
          </table:table-cell>
          <table:table-cell office:value-type="string">
            <text:p>B3B-ZR-SM4A-TF</text:p>
          </table:table-cell>
          <table:table-cell/>
          <table:table-cell table:style-name="ce7" office:value-type="string">
            <text:p>No Footprint</text:p>
          </table:table-cell>
        </table:table-row>
        <table:table-row table:style-name="ro1">
          <table:table-cell office:value-type="string">
            <text:p>K2</text:p>
          </table:table-cell>
          <table:table-cell office:value-type="string">
            <text:p>CONN_3</text:p>
          </table:table-cell>
          <table:table-cell office:value-type="string">
            <text:p>Power connector</text:p>
          </table:table-cell>
          <table:table-cell office:value-type="string">
            <text:p>S3B-ZR-SM4A-TF</text:p>
          </table:table-cell>
          <table:table-cell/>
          <table:table-cell table:style-name="ce7" office:value-type="string">
            <text:p>No Footprint</text:p>
          </table:table-cell>
        </table:table-row>
        <table:table-row table:style-name="ro1">
          <table:table-cell office:value-type="string">
            <text:p>K3</text:p>
          </table:table-cell>
          <table:table-cell office:value-type="string">
            <text:p>CONN_3</text:p>
          </table:table-cell>
          <table:table-cell office:value-type="string">
            <text:p>Servo Connector</text:p>
          </table:table-cell>
          <table:table-cell office:value-type="string">
            <text:p>B3B-ZR-SM4A-TF</text:p>
          </table:table-cell>
          <table:table-cell/>
          <table:table-cell table:style-name="ce7" office:value-type="string">
            <text:p>No Footprint</text:p>
          </table:table-cell>
        </table:table-row>
        <table:table-row table:style-name="ro1">
          <table:table-cell office:value-type="string">
            <text:p>K4</text:p>
          </table:table-cell>
          <table:table-cell office:value-type="string">
            <text:p>CONN_3</text:p>
          </table:table-cell>
          <table:table-cell office:value-type="string">
            <text:p>Servo Connector</text:p>
          </table:table-cell>
          <table:table-cell office:value-type="string">
            <text:p>B3B-ZR-SM4A-TF</text:p>
          </table:table-cell>
          <table:table-cell/>
          <table:table-cell table:style-name="ce7" office:value-type="string">
            <text:p>No Footprint</text:p>
          </table:table-cell>
        </table:table-row>
        <table:table-row table:style-name="ro1">
          <table:table-cell office:value-type="string">
            <text:p>K5</text:p>
          </table:table-cell>
          <table:table-cell office:value-type="string">
            <text:p>CONN_3</text:p>
          </table:table-cell>
          <table:table-cell office:value-type="string">
            <text:p>Servo Connector</text:p>
          </table:table-cell>
          <table:table-cell office:value-type="string">
            <text:p>B3B-ZR-SM4A-TF</text:p>
          </table:table-cell>
          <table:table-cell/>
          <table:table-cell table:style-name="ce7" office:value-type="string">
            <text:p>No Footprint</text:p>
          </table:table-cell>
        </table:table-row>
        <table:table-row table:style-name="ro1">
          <table:table-cell office:value-type="string">
            <text:p>L1</text:p>
          </table:table-cell>
          <table:table-cell office:value-type="string">
            <text:p>fcm 0603</text:p>
          </table:table-cell>
          <table:table-cell office:value-type="string">
            <text:p>Ferrite cheap beads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P1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7" office:value-type="string">
            <text:p>No Footprint</text:p>
          </table:table-cell>
        </table:table-row>
        <table:table-row table:style-name="ro1">
          <table:table-cell office:value-type="string">
            <text:p>P2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7" office:value-type="string">
            <text:p>No Footprint</text:p>
          </table:table-cell>
        </table:table-row>
        <table:table-row table:style-name="ro1">
          <table:table-cell office:value-type="string">
            <text:p>P3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7" office:value-type="string">
            <text:p>No Footprint</text:p>
          </table:table-cell>
        </table:table-row>
        <table:table-row table:style-name="ro1">
          <table:table-cell office:value-type="string">
            <text:p>P4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7" office:value-type="string">
            <text:p>No Footprint</text:p>
          </table:table-cell>
        </table:table-row>
        <table:table-row table:style-name="ro1">
          <table:table-cell office:value-type="string">
            <text:p>P5</text:p>
          </table:table-cell>
          <table:table-cell office:value-type="string">
            <text:p>CONN_2</text:p>
          </table:table-cell>
          <table:table-cell office:value-type="string">
            <text:p>Dynamixel Connector</text:p>
          </table:table-cell>
          <table:table-cell office:value-type="string">
            <text:p>B2B-ZR-SM4A-TF</text:p>
          </table:table-cell>
          <table:table-cell/>
          <table:table-cell table:style-name="ce7" office:value-type="string">
            <text:p>No Footprint</text:p>
          </table:table-cell>
        </table:table-row>
        <table:table-row table:style-name="ro1">
          <table:table-cell office:value-type="string">
            <text:p>P6</text:p>
          </table:table-cell>
          <table:table-cell office:value-type="string">
            <text:p>CONN_2</text:p>
          </table:table-cell>
          <table:table-cell office:value-type="string">
            <text:p>I2C Power Connector</text:p>
          </table:table-cell>
          <table:table-cell office:value-type="string">
            <text:p>S2B-ZR-SM4A-TF</text:p>
          </table:table-cell>
          <table:table-cell/>
          <table:table-cell table:style-name="ce7" office:value-type="string">
            <text:p>No Footprint</text:p>
          </table:table-cell>
        </table:table-row>
        <table:table-row table:style-name="ro1">
          <table:table-cell office:value-type="string">
            <text:p>Q2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/>
          <table:table-cell table:style-name="ce6" office:value-type="string">
            <text:p>Check existent</text:p>
          </table:table-cell>
        </table:table-row>
        <table:table-row table:style-name="ro1">
          <table:table-cell office:value-type="string">
            <text:p>Q3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/>
          <table:table-cell table:style-name="ce6" office:value-type="string">
            <text:p>Check existent</text:p>
          </table:table-cell>
        </table:table-row>
        <table:table-row table:style-name="ro1">
          <table:table-cell office:value-type="string">
            <text:p>Q4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/>
          <table:table-cell table:style-name="ce6" office:value-type="string">
            <text:p>Check existent</text:p>
          </table:table-cell>
        </table:table-row>
        <table:table-row table:style-name="ro1">
          <table:table-cell office:value-type="string">
            <text:p>Q5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/>
          <table:table-cell table:style-name="ce6" office:value-type="string">
            <text:p>Check existent</text:p>
          </table:table-cell>
        </table:table-row>
        <table:table-row table:style-name="ro1">
          <table:table-cell office:value-type="string">
            <text:p>Q6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/>
          <table:table-cell table:style-name="ce6" office:value-type="string">
            <text:p>Check existent</text:p>
          </table:table-cell>
        </table:table-row>
        <table:table-row table:style-name="ro1">
          <table:table-cell office:value-type="string">
            <text:p>Q7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/>
          <table:table-cell table:style-name="ce6" office:value-type="string">
            <text:p>Check existent</text:p>
          </table:table-cell>
        </table:table-row>
        <table:table-row table:style-name="ro1">
          <table:table-cell office:value-type="string">
            <text:p>Q8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/>
          <table:table-cell table:style-name="ce6" office:value-type="string">
            <text:p>Check existent</text:p>
          </table:table-cell>
        </table:table-row>
        <table:table-row table:style-name="ro1">
          <table:table-cell office:value-type="string">
            <text:p>Q9</text:p>
          </table:table-cell>
          <table:table-cell office:value-type="string">
            <text:p>MOS_N</text:p>
          </table:table-cell>
          <table:table-cell office:value-type="string">
            <text:p>SOT-23</text:p>
          </table:table-cell>
          <table:table-cell office:value-type="string">
            <text:p>?¿</text:p>
          </table:table-cell>
          <table:table-cell/>
          <table:table-cell table:style-name="ce4" office:value-type="string">
            <text:p>SOT-23</text:p>
          </table:table-cell>
        </table:table-row>
        <table:table-row table:style-name="ro1">
          <table:table-cell office:value-type="string">
            <text:p>Q10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/>
          <table:table-cell table:style-name="ce6" office:value-type="string">
            <text:p>Check existent</text:p>
          </table:table-cell>
        </table:table-row>
        <table:table-row table:style-name="ro1">
          <table:table-cell office:value-type="string">
            <text:p>Q11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/>
          <table:table-cell table:style-name="ce6" office:value-type="string">
            <text:p>Check existent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2</text:p>
          </table:table-cell>
          <table:table-cell office:value-type="string">
            <text:p>10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3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4</text:p>
          </table:table-cell>
          <table:table-cell office:value-type="string">
            <text:p>22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5</text:p>
          </table:table-cell>
          <table:table-cell office:value-type="string">
            <text:p>47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6</text:p>
          </table:table-cell>
          <table:table-cell office:value-type="string">
            <text:p>51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7</text:p>
          </table:table-cell>
          <table:table-cell office:value-type="string">
            <text:p>68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8</text:p>
          </table:table-cell>
          <table:table-cell office:value-type="string">
            <text:p>68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9</text:p>
          </table:table-cell>
          <table:table-cell office:value-type="string">
            <text:p>68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10</text:p>
          </table:table-cell>
          <table:table-cell office:value-type="string">
            <text:p>51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11</text:p>
          </table:table-cell>
          <table:table-cell office:value-type="string">
            <text:p>51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12</text:p>
          </table:table-cell>
          <table:table-cell office:value-type="string">
            <text:p>22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13</text:p>
          </table:table-cell>
          <table:table-cell office:value-type="string">
            <text:p>22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14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16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17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18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19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20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21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22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23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24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25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26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27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28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29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30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31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32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33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34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35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36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R37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4" office:value-type="string">
            <text:p>0603</text:p>
          </table:table-cell>
        </table:table-row>
        <table:table-row table:style-name="ro1">
          <table:table-cell office:value-type="string">
            <text:p>SW1</text:p>
          </table:table-cell>
          <table:table-cell office:value-type="string">
            <text:p>SW_PUSH</text:p>
          </table:table-cell>
          <table:table-cell table:style-name="Default" office:value-type="string">
            <text:p>Tactile Switches 3.5X6 SPDT</text:p>
          </table:table-cell>
          <table:table-cell office:value-type="string">
            <text:p>506-FSMSM</text:p>
          </table:table-cell>
          <table:table-cell/>
          <table:table-cell table:style-name="ce7" office:value-type="string">
            <text:p>No Footprint</text:p>
          </table:table-cell>
        </table:table-row>
        <table:table-row table:style-name="ro1">
          <table:table-cell office:value-type="string">
            <text:p>SW2</text:p>
          </table:table-cell>
          <table:table-cell office:value-type="string">
            <text:p>SW_PUSH</text:p>
          </table:table-cell>
          <table:table-cell table:style-name="Default" office:value-type="string">
            <text:p>Tactile Switches 3.5X6 SPDT</text:p>
          </table:table-cell>
          <table:table-cell office:value-type="string">
            <text:p>506-FSMSM</text:p>
          </table:table-cell>
          <table:table-cell/>
          <table:table-cell table:style-name="ce7" office:value-type="string">
            <text:p>No Footprint</text:p>
          </table:table-cell>
        </table:table-row>
        <table:table-row table:style-name="ro1">
          <table:table-cell office:value-type="string">
            <text:p>SW3</text:p>
          </table:table-cell>
          <table:table-cell office:value-type="string">
            <text:p>SW_PUSH</text:p>
          </table:table-cell>
          <table:table-cell table:style-name="Default" office:value-type="string">
            <text:p>Tactile Switches 3.5X6 SPDT</text:p>
          </table:table-cell>
          <table:table-cell office:value-type="string">
            <text:p>506-FSMSM</text:p>
          </table:table-cell>
          <table:table-cell/>
          <table:table-cell table:style-name="ce7" office:value-type="string">
            <text:p>No Footprint</text:p>
          </table:table-cell>
        </table:table-row>
        <table:table-row table:style-name="ro1">
          <table:table-cell office:value-type="string">
            <text:p>U1</text:p>
          </table:table-cell>
          <table:table-cell office:value-type="string">
            <text:p>L3GD20</text:p>
          </table:table-cell>
          <table:table-cell office:value-type="string">
            <text:p>Gyro, LGA-16</text:p>
          </table:table-cell>
          <table:table-cell office:value-type="string">
            <text:p>-</text:p>
          </table:table-cell>
          <table:table-cell/>
          <table:table-cell table:style-name="ce7" office:value-type="string">
            <text:p>No Footprint</text:p>
          </table:table-cell>
        </table:table-row>
        <table:table-row table:style-name="ro1">
          <table:table-cell office:value-type="string">
            <text:p>U2</text:p>
          </table:table-cell>
          <table:table-cell office:value-type="string">
            <text:p>LSM303DLHC</text:p>
          </table:table-cell>
          <table:table-cell office:value-type="string">
            <text:p>Acc, LGA-14 (L)</text:p>
          </table:table-cell>
          <table:table-cell office:value-type="string">
            <text:p>-</text:p>
          </table:table-cell>
          <table:table-cell/>
          <table:table-cell table:style-name="ce7" office:value-type="string">
            <text:p>No Footprint</text:p>
          </table:table-cell>
        </table:table-row>
        <table:table-row table:style-name="ro1">
          <table:table-cell office:value-type="string">
            <text:p>U3</text:p>
          </table:table-cell>
          <table:table-cell office:value-type="string">
            <text:p>MCP1825S</text:p>
          </table:table-cell>
          <table:table-cell office:value-type="string">
            <text:p>LDO 3V, <text:s/>SOT-223</text:p>
          </table:table-cell>
          <table:table-cell office:value-type="string">
            <text:p>MCP1825S-3002E/DB</text:p>
          </table:table-cell>
          <table:table-cell/>
          <table:table-cell table:style-name="ce4" office:value-type="string">
            <text:p>Footprint</text:p>
          </table:table-cell>
        </table:table-row>
        <table:table-row table:style-name="ro1">
          <table:table-cell office:value-type="string">
            <text:p>U4</text:p>
          </table:table-cell>
          <table:table-cell office:value-type="string">
            <text:p>STM32F407VG</text:p>
          </table:table-cell>
          <table:table-cell office:value-type="string">
            <text:p>TQFP100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Don't know</text:p>
          </table:table-cell>
        </table:table-row>
        <table:table-row table:style-name="ro1">
          <table:table-cell office:value-type="string">
            <text:p>U5</text:p>
          </table:table-cell>
          <table:table-cell office:value-type="string">
            <text:p>XBEE</text:p>
          </table:table-cell>
          <table:table-cell office:value-type="string">
            <text:p>xBee SMD pin strips</text:p>
          </table:table-cell>
          <table:table-cell office:value-type="string">
            <text:p>DigiKey: S5902-10-ND</text:p>
          </table:table-cell>
          <table:table-cell/>
          <table:table-cell table:style-name="ce7" office:value-type="string">
            <text:p>No Footprint</text:p>
          </table:table-cell>
        </table:table-row>
        <table:table-row table:style-name="ro1">
          <table:table-cell office:value-type="string">
            <text:p>U6</text:p>
          </table:table-cell>
          <table:table-cell office:value-type="string">
            <text:p>74AHC2G126</text:p>
          </table:table-cell>
          <table:table-cell office:value-type="string">
            <text:p>Buffers, VSSOP8</text:p>
          </table:table-cell>
          <table:table-cell office:value-type="string">
            <text:p>74AHC2G126DC,125</text:p>
          </table:table-cell>
          <table:table-cell/>
          <table:table-cell table:style-name="ce7" office:value-type="string">
            <text:p>No Footprint</text:p>
          </table:table-cell>
        </table:table-row>
        <table:table-row table:style-name="ro1">
          <table:table-cell office:value-type="string">
            <text:p>USB1</text:p>
          </table:table-cell>
          <table:table-cell office:value-type="string">
            <text:p>USBCONN</text:p>
          </table:table-cell>
          <table:table-cell office:value-type="string">
            <text:p>USB mini type B</text:p>
          </table:table-cell>
          <table:table-cell office:value-type="string">
            <text:p>Ask for it</text:p>
          </table:table-cell>
          <table:table-cell/>
          <table:table-cell table:style-name="ce4" office:value-type="string">
            <text:p>Footprint</text:p>
          </table:table-cell>
        </table:table-row>
        <table:table-row table:style-name="ro1">
          <table:table-cell office:value-type="string">
            <text:p>X1</text:p>
          </table:table-cell>
          <table:table-cell office:value-type="string">
            <text:p>8MHz</text:p>
          </table:table-cell>
          <table:table-cell office:value-type="string">
            <text:p>8MHz, 30ppm, 18pF</text:p>
          </table:table-cell>
          <table:table-cell office:value-type="string">
            <text:p>7A-8.000MAAJ-T</text:p>
          </table:table-cell>
          <table:table-cell/>
          <table:table-cell table:style-name="ce7" office:value-type="string">
            <text:p>No Footprint</text:p>
          </table:table-cell>
        </table:table-row>
        <table:table-row table:style-name="ro1" table:number-rows-repeated="1048465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0">10/02/2014</text:date>, <text:time>13:5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0T13:59:42</dc:date>
    <dc:creator>david </dc:creator>
    <meta:generator>LibreOffice/3.4$Linux LibreOffice_project/340m1$Build-402</meta:generator>
    <meta:editing-duration>PT18H39M21S</meta:editing-duration>
    <meta:editing-cycles>51</meta:editing-cycles>
    <meta:document-statistic meta:table-count="1" meta:cell-count="551" meta:object-count="0"/>
  </office:meta>
</office:document-meta>
</file>